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73H46M39.843051S" calcext:value-type="time">
            <text:p>1873:46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time" office:time-value="PT08H04M33.646S" calcext:value-type="time">
            <text:p>08:04 AM</text:p>
          </table:table-cell>
          <table:table-cell office:value-type="time" office:time-value="PT12H34M25.775S" calcext:value-type="time">
            <text:p>12:34 PM</text:p>
          </table:table-cell>
          <table:table-cell table:formula="of:=IF([.C373]-[.B373] &gt; 0; [.C373]-[.B373]; 0)" office:value-type="time" office:time-value="PT04H29M52.129S" calcext:value-type="time">
            <text:p>04:29</text:p>
          </table:table-cell>
          <table:table-cell table:style-name="ce3"/>
          <table:table-cell office:value-type="time" office:time-value="PT13H35M32.668S" calcext:value-type="time">
            <text:p>01:35 PM</text:p>
          </table:table-cell>
          <table:table-cell office:value-type="time" office:time-value="PT17H37M12.546S" calcext:value-type="time">
            <text:p>05:37 PM</text:p>
          </table:table-cell>
          <table:table-cell table:formula="of:=IF([.G373]-[.F373] &gt; 0; [.G373]-[.F373]; 0)" office:value-type="time" office:time-value="PT04H01M39.878S" calcext:value-type="time">
            <text:p>04:01</text:p>
          </table:table-cell>
          <table:table-cell table:formula="of:=[.D373]+[.H373]" office:value-type="time" office:time-value="PT08H31M32.007S" calcext:value-type="time">
            <text:p>08:31</text:p>
          </table:table-cell>
          <table:table-cell table:style-name="ce3"/>
          <table:table-cell office:value-type="string" calcext:value-type="string">
            <text:p>Merchant clothing handling! camera target cleanup &amp; Credits load camera fix, console MerchantGrantMoney command &amp; merchant stale type/target fix, EntrywayAlt scene!</text:p>
          </table:table-cell>
          <table:table-cell table:number-columns-repeated="1013"/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office:value-type="time" office:time-value="PT08H20M00.486S" calcext:value-type="time">
            <text:p>08:20 AM</text:p>
          </table:table-cell>
          <table:table-cell office:value-type="time" office:time-value="PT13H08M03.53S" calcext:value-type="time">
            <text:p>01:08 PM</text:p>
          </table:table-cell>
          <table:table-cell table:formula="of:=IF([.C374]-[.B374] &gt; 0; [.C374]-[.B374]; 0)" office:value-type="time" office:time-value="PT04H48M03.044S" calcext:value-type="time">
            <text:p>04:48</text:p>
          </table:table-cell>
          <table:table-cell table:style-name="ce3"/>
          <table:table-cell office:value-type="time" office:time-value="PT14H12M44.437S" calcext:value-type="time">
            <text:p>02:12 PM</text:p>
          </table:table-cell>
          <table:table-cell office:value-type="time" office:time-value="PT17H06M10.497S" calcext:value-type="time">
            <text:p>05:06 PM</text:p>
          </table:table-cell>
          <table:table-cell table:formula="of:=IF([.G374]-[.F374] &gt; 0; [.G374]-[.F374]; 0)" office:value-type="time" office:time-value="PT02H53M26.06S" calcext:value-type="time">
            <text:p>02:53</text:p>
          </table:table-cell>
          <table:table-cell table:formula="of:=[.D374]+[.H374]" office:value-type="time" office:time-value="PT07H41M29.104S" calcext:value-type="time">
            <text:p>07:41</text:p>
          </table:table-cell>
          <table:table-cell table:style-name="ce3"/>
          <table:table-cell office:value-type="string" calcext:value-type="string">
            <text:p>EntrywayAlt torch/doorway fixes, clothing doubling prevention, clothing variety, NPC multi-clothing support, GameController “load” disambiguation, NPC spear use fix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16H13M01.111S" calcext:value-type="time">
            <text:p>16:1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9]-[.B379] &gt; 0; [.C379]-[.B3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0]-[.B380] &gt; 0; [.C380]-[.B3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1]-[.B381] &gt; 0; [.C381]-[.B3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1]-[.F381] &gt; 0; [.G381]-[.F381]; 0)" office:value-type="time" office:time-value="PT00H00M00S" calcext:value-type="time">
            <text:p>00:00</text:p>
          </table:table-cell>
          <table:table-cell table:formula="of:=[.D381]+[.H3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 style:data-style-name="N2" text:time-value="08:19:34.6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8T16:36:21.171000000</dc:date>
    <meta:editing-duration>P84DT5H15M23S</meta:editing-duration>
    <meta:editing-cycles>2228</meta:editing-cycles>
    <meta:generator>LibreOffice/7.2.6.2$Windows_X86_64 LibreOffice_project/b0ec3a565991f7569a5a7f5d24fed7f52653d754</meta:generator>
    <dc:creator>Benjamin Laws</dc:creator>
    <meta:document-statistic meta:table-count="2" meta:cell-count="2741" meta:object-count="0"/>
  </office:meta>
</office:document-meta>
</file>